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hon:</text:p>
      <text:p text:style-name="Standard"/>
      <text:p text:style-name="Standard">Escrito em Python e disponível sobre a licença BSD (licença de código aberto), o Flask é um micro-framework multiplataforma que provê um modelo simples para o desenvolvimento web.</text:p>
      <text:p text:style-name="Standard"/>
      <text:p text:style-name="Standard">“Micro” não significa que a sua aplicação web inteira tenha que se encaixar em um único arquivo Python, embora isso seja totalmente possível. Também não quer dizer que falte funcionalidade ao Flask. “Micro” em microframework significa que o Flask procura manter o núcleo simples, mas extensível. O Flask não toma muitas decisões por você, tipo, que banco de dados usar. Por outro lado, é fácil mudar as coisas que já decidiu, tipo, o mecanismo de templates. Todo o resto fica por sua conta decidir, de modo que você pode obter do Flask tudo o que precisa e dispensar tudo o que não quer.</text:p>
      <text:p text:style-name="Standard">Por padrão, o Flask não inclui uma camada de abstração de banco de dados, validação de formulário, ou qualquer outra coisa para a qual já existam diferentes bibliotecas. Em vez disso, suporta extensões para adicionar uma determinada funcionalidade à sua aplicação como se ela tivesse sido implementada no Flask em si. Muitas extensões fornecem integração de banco de dados, validação de formulários, manipulação de upload, diversas tecnologias de autenticação abertas, entre outras coisas. O Flask pode ser “micro”, mas está pronto para uso em produção, preenchendo uma gama variada de necessidades</text:p>
      <text:p text:style-name="Standard"/>
      <text:p text:style-name="Standard"/>
      <text:p text:style-name="Standard"/>
      <text:p text:style-name="Standard">Victor: </text:p>
      <text:p text:style-name="Standard">Lançado em 2010 e desenvolvido por Armin Ronacher, o Flask é destinado principalmente a pequenas aplicações com requisitos mais simples, como por exemplo, a criação de um site básico.</text:p>
      <text:p text:style-name="Standard"/>
      <text:p text:style-name="Standard">O Flask depende de duas bibliotecas externas, Werkzeug e Jinja2. Werkzeug é um toolkit para WSGI, a interface padrão entre aplicações web Python e servidores HTTP para desenvolvimento e implantação. Jinja2 renderiza templates.</text:p>
      <text:p text:style-name="Standard"/>
      <text:p text:style-name="Standard">Simplicidade: Por possuir apenas o necessário para o desenvolvimento de uma aplicação, um projeto escrito com Flask é mais simples se comparado aos frameworks maiores, já que a quantidade de arquivos é muito menor e sua arquitetura é muito mais simples.</text:p>
      <text:p text:style-name="Standard"/>
      <text:p text:style-name="Standard">Rapidez no desenvolvimento: Com o Flask, o desenvolvedor se preocupa em apenas desenvolver o necessário para um projeto, sem a necessidade de realizar configurações que muitas vezes não são utilizadas.</text:p>
      <text:p text:style-name="Standard"/>
      <text:p text:style-name="Standard">Projetos menores: Por possuir uma arquitetura muito simples (um único arquivo inicial) os projetos escritos em Flask tendem a ser menores e mais leves se comparados a frameworks maiores.</text:p>
      <text:p text:style-name="Standard"/>
      <text:p text:style-name="Standard">Aplicações robustas: Apesar de ser um micro-framework, o Flask permite a criação de aplicações robustas, já que é totalmente personalizável, permitindo, caso necessário, a criação de uma arquitetura mais definida.</text:p>
      <text:p text:style-name="Standard"/>
      <text:p text:style-name="Standard"/>
      <text:p text:style-name="Standard"/>
      <text:p text:style-name="Standard"/>
      <text:p text:style-name="Standard"><text:soft-page-break/><text:a xlink:type="simple" xlink:href="https://flask.palletsprojects.com/" text:style-name="ListLabel_20_1" text:visited-style-name="ListLabel_20_1"><text:span text:style-name="T1">https://flask.palletsprojects.com/</text:span></text:a></text:p>
      <text:p text:style-name="Standard"><text:a xlink:type="simple" xlink:href="http://devfuria.com.br/python/flask/" text:style-name="ListLabel_20_1" text:visited-style-name="ListLabel_20_1"><text:span text:style-name="T1">http://devfuria.com.br/python/flask/</text:span></text:a></text:p>
      <text:p text:style-name="Standard"><text:a xlink:type="simple" xlink:href="https://www.treinaweb.com.br/blog/o-que-e-flask/" text:style-name="ListLabel_20_1" text:visited-style-name="ListLabel_20_1"><text:span text:style-name="T1">https://www.treinaweb.com.br/blog/o-que-e-flask/</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1807in" fo:margin-bottom="0.7866in" fo:margin-left="1.1807in" fo:margin-right="0.7866in" fo:background-color="#ffffff" style:writing-mode="lr-tb" style:layout-grid-color="#c0c0c0" style:layout-grid-lines="2470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4" meta:word-count="419" meta:character-count="2757" meta:non-whitespace-character-count="2351"/>
    <meta:generator>LibreOfficeDev/6.0.5.2$Linux_X86_64 LibreOffice_project/</meta:generator>
  </office:meta>
</office:document-meta>
</file>